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600000201C00000F6F706DB4ED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79cm" fo:margin-left="0.002cm" fo:margin-right="0.019cm" table:align="margins" style:writing-mode="lr-tb"/>
    </style:style>
    <style:style style:name="Tabela1.A" style:family="table-column">
      <style:table-column-properties style:column-width="2.604cm" style:rel-column-width="11390*"/>
    </style:style>
    <style:style style:name="Tabela1.B" style:family="table-column">
      <style:table-column-properties style:column-width="3.087cm" style:rel-column-width="13505*"/>
    </style:style>
    <style:style style:name="Tabela1.C" style:family="table-column">
      <style:table-column-properties style:column-width="9.289cm" style:rel-column-width="4064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Ass_5f_Title">
      <style:text-properties fo:font-weight="bold" style:font-weight-asian="bold" style:font-weight-complex="bold"/>
    </style:style>
    <style:style style:name="P7" style:family="paragraph" style:parent-style-name="Ass_5f_Id">
      <style:text-properties style:use-window-font-color="true" style:font-name="Trebuchet MS1" fo:font-size="10pt" fo:language="en" fo:country="US" style:font-name-asian="Courier New1" style:font-size-asian="10pt" style:font-name-complex="Courier New1" style:font-size-complex="10pt"/>
    </style:style>
    <style:style style:name="P8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P6">IEnquirerSupports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P7">&lt;http://purl.org/dcc/pt.c03ensaios.optimizers.IEnquirerSupports&gt;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Eric Lopes, Kamila Galvani, Raniere Silv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Makes questions trying to find the animal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connect</text:p>
          </table:table-cell>
          <table:table-cell table:style-name="Tabela1.B1" table:number-columns-spanned="2" office:value-type="string">
            <text:p text:style-name="AssM_5f_Description">Tries to find the animal.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IResponder</text:p>
          </table:table-cell>
          <table:table-cell table:style-name="Tabela1.B1" office:value-type="string">
            <text:p text:style-name="AssP_5f_Description">Responder that answers to questions.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void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><draw:frame draw:style-name="fr1" draw:name="figura1" text:anchor-type="paragraph" svg:width="8.22cm" svg:height="3.951cm" draw:z-index="0"><draw:image xlink:href="Pictures/200000600000201C00000F6F706DB4ED.svm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AssU_5f_Diagram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9T19:27:42</dc:date>
    <meta:editing-cycles>19</meta:editing-cycles>
    <meta:editing-duration>P23DT23H51M2S</meta:editing-duration>
    <meta:generator>BrOffice/3.3$Unix LibreOffice_project/330m19$Build-202</meta:generator>
    <dc:creator>Raniere Gaia</dc:creator>
    <meta:document-statistic meta:table-count="1" meta:image-count="1" meta:object-count="0" meta:page-count="1" meta:paragraph-count="17" meta:word-count="38" meta:character-count="317"/>
    <meta:user-defined meta:name="Template Id">http://purl.org/inloco/dcc/interface-specification</meta:user-defined>
  </office:meta>
</office:document-meta>
</file>